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llpaperObserver</text:p>
      <text:p text:style-name="P1">WallpaperData</text:p>
      <text:p text:style-name="P1">WallpaperConnection</text:p>
      <text:p text:style-name="P1">MyPackageMonit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mind </meta:initial-creator>
    <meta:creation-date>2014-12-09T15:15:59</meta:creation-date>
    <meta:generator>LibreOffice/3.5$Linux_X86_64 LibreOffice_project/350m1$Build-2</meta:generator>
    <dc:date>2014-12-30T17:41:46</dc:date>
    <dc:creator>archermind </dc:creator>
    <meta:editing-duration>P6DT14H56M32S</meta:editing-duration>
    <meta:editing-cycles>64</meta:editing-cycles>
    <meta:document-statistic meta:table-count="0" meta:image-count="0" meta:object-count="0" meta:page-count="1" meta:paragraph-count="4" meta:word-count="4" meta:character-count="65" meta:non-whitespace-character-count="65"/>
  </office:meta>
</office:document-meta>
</file>